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Text_20_body">
      <style:text-properties officeooo:rsid="00821d3c" officeooo:paragraph-rsid="00821d3c"/>
    </style:style>
    <style:style style:name="P52" style:family="paragraph" style:parent-style-name="Text_20_body">
      <style:text-properties officeooo:rsid="008c727b" officeooo:paragraph-rsid="008c727b"/>
    </style:style>
    <style:style style:name="P53" style:family="paragraph" style:parent-style-name="Text_20_body">
      <style:text-properties officeooo:rsid="009050bc" officeooo:paragraph-rsid="009050bc"/>
    </style:style>
    <style:style style:name="P54" style:family="paragraph" style:parent-style-name="Standard">
      <style:text-properties officeooo:rsid="004ade70" officeooo:paragraph-rsid="004c185f"/>
    </style:style>
    <style:style style:name="P55" style:family="paragraph" style:parent-style-name="Standard">
      <style:text-properties officeooo:rsid="005ed871" officeooo:paragraph-rsid="005ed871"/>
    </style:style>
    <style:style style:name="P56" style:family="paragraph" style:parent-style-name="Standard">
      <style:text-properties officeooo:rsid="0061ca8e" officeooo:paragraph-rsid="0061ca8e"/>
    </style:style>
    <style:style style:name="P57" style:family="paragraph" style:parent-style-name="Standard">
      <style:text-properties officeooo:rsid="007b9247" officeooo:paragraph-rsid="007b9247"/>
    </style:style>
    <style:style style:name="P58" style:family="paragraph" style:parent-style-name="Heading_20_3">
      <style:text-properties officeooo:rsid="001a562b" officeooo:paragraph-rsid="001a562b"/>
    </style:style>
    <style:style style:name="P59" style:family="paragraph" style:parent-style-name="Heading_20_3">
      <style:text-properties officeooo:rsid="00291c45" officeooo:paragraph-rsid="00291c45"/>
    </style:style>
    <style:style style:name="P60" style:family="paragraph" style:parent-style-name="Heading_20_3">
      <style:text-properties officeooo:rsid="00368f36" officeooo:paragraph-rsid="00368f36"/>
    </style:style>
    <style:style style:name="P61" style:family="paragraph" style:parent-style-name="Heading_20_3">
      <style:text-properties officeooo:rsid="0039f7ea" officeooo:paragraph-rsid="0039f7ea"/>
    </style:style>
    <style:style style:name="P62" style:family="paragraph" style:parent-style-name="Heading_20_3">
      <style:text-properties officeooo:rsid="0039f7ea" officeooo:paragraph-rsid="004e69b6"/>
    </style:style>
    <style:style style:name="P63" style:family="paragraph" style:parent-style-name="Heading_20_3">
      <style:text-properties officeooo:rsid="003aa952" officeooo:paragraph-rsid="003aa952"/>
    </style:style>
    <style:style style:name="P64" style:family="paragraph" style:parent-style-name="Heading_20_3">
      <style:text-properties officeooo:rsid="004c185f" officeooo:paragraph-rsid="004c185f"/>
    </style:style>
    <style:style style:name="P65" style:family="paragraph" style:parent-style-name="Heading_20_3">
      <style:text-properties officeooo:rsid="0056a4c3" officeooo:paragraph-rsid="0056a4c3"/>
    </style:style>
    <style:style style:name="P66" style:family="paragraph" style:parent-style-name="Heading_20_3">
      <style:text-properties officeooo:rsid="005ed871" officeooo:paragraph-rsid="005ed871"/>
    </style:style>
    <style:style style:name="P67" style:family="paragraph" style:parent-style-name="Heading_20_3">
      <style:text-properties officeooo:rsid="0074b73f" officeooo:paragraph-rsid="0074b73f"/>
    </style:style>
    <style:style style:name="P68" style:family="paragraph" style:parent-style-name="Heading_20_3">
      <style:text-properties officeooo:rsid="007527cf" officeooo:paragraph-rsid="007527cf"/>
    </style:style>
    <style:style style:name="P69" style:family="paragraph" style:parent-style-name="Heading_20_3">
      <style:text-properties officeooo:rsid="007369e3" officeooo:paragraph-rsid="007369e3"/>
    </style:style>
    <style:style style:name="P70" style:family="paragraph" style:parent-style-name="Heading_20_3">
      <style:text-properties officeooo:rsid="0078250c" officeooo:paragraph-rsid="0078250c"/>
    </style:style>
    <style:style style:name="P71" style:family="paragraph" style:parent-style-name="Heading_20_3">
      <style:text-properties officeooo:rsid="00821d3c" officeooo:paragraph-rsid="00821d3c"/>
    </style:style>
    <style:style style:name="P72" style:family="paragraph" style:parent-style-name="Heading_20_3">
      <style:text-properties officeooo:rsid="0060b52c" officeooo:paragraph-rsid="0060b52c"/>
    </style:style>
    <style:style style:name="P73" style:family="paragraph" style:parent-style-name="Heading_20_3">
      <style:text-properties officeooo:rsid="005e415b" officeooo:paragraph-rsid="005e415b"/>
    </style:style>
    <style:style style:name="P74" style:family="paragraph" style:parent-style-name="Heading_20_3">
      <style:text-properties officeooo:rsid="0092d162" officeooo:paragraph-rsid="0092d162"/>
    </style:style>
    <style:style style:name="P75" style:family="paragraph" style:parent-style-name="Heading_20_2">
      <style:text-properties officeooo:rsid="007369e3" officeooo:paragraph-rsid="007369e3"/>
    </style:style>
    <style:style style:name="P76" style:family="paragraph" style:parent-style-name="Heading_20_2">
      <style:text-properties officeooo:rsid="00821d3c" officeooo:paragraph-rsid="00821d3c"/>
    </style:style>
    <style:style style:name="P77" style:family="paragraph" style:parent-style-name="Heading_20_2">
      <style:text-properties officeooo:rsid="007bd35a" officeooo:paragraph-rsid="007bd35a"/>
    </style:style>
    <style:style style:name="P78" style:family="paragraph" style:parent-style-name="Heading_20_4">
      <style:text-properties officeooo:rsid="00291c45" officeooo:paragraph-rsid="00291c45"/>
    </style:style>
    <style:style style:name="P79" style:family="paragraph" style:parent-style-name="Heading_20_4">
      <style:text-properties officeooo:rsid="002b4841" officeooo:paragraph-rsid="002b4841"/>
    </style:style>
    <style:style style:name="P80" style:family="paragraph" style:parent-style-name="Heading_20_4">
      <style:text-properties officeooo:rsid="0070197e" officeooo:paragraph-rsid="0070197e"/>
    </style:style>
    <style:style style:name="P81" style:family="paragraph" style:parent-style-name="Heading_20_4">
      <style:text-properties officeooo:rsid="0041270a" officeooo:paragraph-rsid="0041270a"/>
    </style:style>
    <style:style style:name="P82" style:family="paragraph" style:parent-style-name="Heading_20_4">
      <style:text-properties officeooo:rsid="00732d6d" officeooo:paragraph-rsid="00732d6d"/>
    </style:style>
    <style:style style:name="P83" style:family="paragraph" style:parent-style-name="Heading_20_4">
      <style:text-properties officeooo:rsid="0056a4c3" officeooo:paragraph-rsid="0056a4c3"/>
    </style:style>
    <style:style style:name="P84" style:family="paragraph" style:parent-style-name="Heading_20_4">
      <style:text-properties officeooo:rsid="005c29f2" officeooo:paragraph-rsid="005c29f2"/>
    </style:style>
    <style:style style:name="P85" style:family="paragraph" style:parent-style-name="Heading_20_4">
      <style:text-properties officeooo:rsid="005eaa9f" officeooo:paragraph-rsid="005eaa9f"/>
    </style:style>
    <style:style style:name="P86" style:family="paragraph" style:parent-style-name="Heading_20_1">
      <style:paragraph-properties fo:text-align="center" style:justify-single-word="false"/>
    </style:style>
    <style:style style:name="P87" style:family="paragraph" style:parent-style-name="Text_20_body" style:list-style-name="L1">
      <style:text-properties officeooo:rsid="0056a4c3" officeooo:paragraph-rsid="0056a4c3"/>
    </style:style>
    <style:style style:name="P88" style:family="paragraph" style:parent-style-name="Text_20_body">
      <style:text-properties officeooo:rsid="0056a4c3" officeooo:paragraph-rsid="0056a4c3"/>
    </style:style>
    <style:style style:name="P89" style:family="paragraph" style:parent-style-name="Text_20_body" style:list-style-name="L2">
      <style:text-properties officeooo:rsid="00291c45" officeooo:paragraph-rsid="00291c45"/>
    </style:style>
    <style:style style:name="P90" style:family="paragraph" style:parent-style-name="Text_20_body" style:list-style-name="L3">
      <style:text-properties officeooo:rsid="002f9569" officeooo:paragraph-rsid="002f9569"/>
    </style:style>
    <style:style style:name="P91" style:family="paragraph" style:parent-style-name="Text_20_body" style:list-style-name="L4">
      <style:text-properties officeooo:rsid="0033882a" officeooo:paragraph-rsid="0033882a"/>
    </style:style>
    <style:style style:name="P92" style:family="paragraph" style:parent-style-name="Text_20_body" style:list-style-name="L4">
      <style:text-properties officeooo:rsid="0034be3d" officeooo:paragraph-rsid="0034be3d"/>
    </style:style>
    <style:style style:name="P93" style:family="paragraph" style:parent-style-name="Text_20_body" style:list-style-name="L4">
      <style:text-properties officeooo:rsid="003aa952" officeooo:paragraph-rsid="003aa952"/>
    </style:style>
    <style:style style:name="P94" style:family="paragraph" style:parent-style-name="Text_20_body" style:list-style-name="L5">
      <style:text-properties officeooo:rsid="006d5e3a" officeooo:paragraph-rsid="006d5e3a"/>
    </style:style>
    <style:style style:name="P95" style:family="paragraph" style:parent-style-name="Text_20_body" style:list-style-name="L6">
      <style:text-properties officeooo:rsid="004a8de3" officeooo:paragraph-rsid="003db0be"/>
    </style:style>
    <style:style style:name="P96" style:family="paragraph" style:parent-style-name="Text_20_body" style:list-style-name="L6">
      <style:text-properties officeooo:rsid="004a8de3" officeooo:paragraph-rsid="004a8de3"/>
    </style:style>
    <style:style style:name="P97" style:family="paragraph" style:parent-style-name="Text_20_body" style:list-style-name="L7">
      <style:text-properties officeooo:rsid="004e69b6" officeooo:paragraph-rsid="004e69b6"/>
    </style:style>
    <style:style style:name="P98" style:family="paragraph" style:parent-style-name="Text_20_body" style:list-style-name="L7">
      <style:text-properties officeooo:rsid="004ee9ee" officeooo:paragraph-rsid="004ee9ee"/>
    </style:style>
    <style:style style:name="P99" style:family="paragraph" style:parent-style-name="Text_20_body" style:list-style-name="L7">
      <style:text-properties officeooo:rsid="004fcdcf" officeooo:paragraph-rsid="004fcdcf"/>
    </style:style>
    <style:style style:name="P100" style:family="paragraph" style:parent-style-name="Text_20_body" style:list-style-name="L7">
      <style:text-properties officeooo:rsid="004fd99e" officeooo:paragraph-rsid="004fd99e"/>
    </style:style>
    <style:style style:name="P101" style:family="paragraph" style:parent-style-name="Text_20_body" style:list-style-name="L7">
      <style:text-properties officeooo:rsid="00525f29" officeooo:paragraph-rsid="00525f29"/>
    </style:style>
    <style:style style:name="P102" style:family="paragraph" style:parent-style-name="Text_20_body" style:list-style-name="L7">
      <style:text-properties officeooo:rsid="00532a9c" officeooo:paragraph-rsid="00532a9c"/>
    </style:style>
    <style:style style:name="P103" style:family="paragraph" style:parent-style-name="Text_20_body" style:list-style-name="L8">
      <style:text-properties officeooo:rsid="0060b52c" officeooo:paragraph-rsid="0060b52c"/>
    </style:style>
    <style:style style:name="P104" style:family="paragraph" style:parent-style-name="Text_20_body" style:list-style-name="L9">
      <style:text-properties officeooo:rsid="00671cf7" officeooo:paragraph-rsid="00671cf7"/>
    </style:style>
    <style:style style:name="P105" style:family="paragraph" style:parent-style-name="Text_20_body" style:list-style-name="L10">
      <style:text-properties officeooo:rsid="005ed871" officeooo:paragraph-rsid="0060b52c"/>
    </style:style>
    <style:style style:name="P106" style:family="paragraph" style:parent-style-name="Text_20_body" style:list-style-name="L10">
      <style:text-properties officeooo:rsid="00839b89" officeooo:paragraph-rsid="00839b89"/>
    </style:style>
    <style:style style:name="P107" style:family="paragraph" style:parent-style-name="Text_20_body" style:list-style-name="L10">
      <style:text-properties officeooo:rsid="0079c847" officeooo:paragraph-rsid="0079c847"/>
    </style:style>
    <style:style style:name="P108" style:family="paragraph" style:parent-style-name="Text_20_body">
      <style:text-properties officeooo:rsid="0092d162" officeooo:paragraph-rsid="0092d162"/>
    </style:style>
    <style:style style:name="P109" style:family="paragraph" style:parent-style-name="Text_20_body">
      <style:text-properties officeooo:rsid="0094b362" officeooo:paragraph-rsid="0094b362"/>
    </style:style>
    <style:style style:name="P110" style:family="paragraph" style:parent-style-name="Text_20_body">
      <style:text-properties officeooo:rsid="0094b362" officeooo:paragraph-rsid="009619e7"/>
    </style:style>
    <style:style style:name="P111" style:family="paragraph" style:parent-style-name="Text_20_body">
      <style:text-properties officeooo:paragraph-rsid="0056a4c3"/>
    </style:style>
    <style:style style:name="P112" style:family="paragraph" style:parent-style-name="Text_20_body">
      <style:text-properties officeooo:rsid="00969926" officeooo:paragraph-rsid="00969926"/>
    </style:style>
    <style:style style:name="P113" style:family="paragraph" style:parent-style-name="Heading_20_5">
      <style:text-properties officeooo:rsid="004c185f" officeooo:paragraph-rsid="004c185f"/>
    </style:style>
    <style:style style:name="P114" style:family="paragraph" style:parent-style-name="Heading_20_5">
      <style:text-properties officeooo:rsid="0039f7ea" officeooo:paragraph-rsid="004e69b6"/>
    </style:style>
    <style:style style:name="P115" style:family="paragraph" style:parent-style-name="Heading_20_5">
      <style:text-properties officeooo:rsid="0039f7ea" officeooo:paragraph-rsid="0039f7ea"/>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style:font-name="Courier New" officeooo:rsid="008e5961"/>
    </style:style>
    <style:style style:name="T16" style:family="text">
      <style:text-properties officeooo:rsid="0034be3d"/>
    </style:style>
    <style:style style:name="T17" style:family="text">
      <style:text-properties style:font-name="Liberation Serif"/>
    </style:style>
    <style:style style:name="T18" style:family="text">
      <style:text-properties style:font-name="Liberation Serif" officeooo:rsid="0034be3d"/>
    </style:style>
    <style:style style:name="T19" style:family="text">
      <style:text-properties style:font-name="Liberation Serif" officeooo:rsid="006a560e"/>
    </style:style>
    <style:style style:name="T20" style:family="text">
      <style:text-properties officeooo:rsid="00368f36"/>
    </style:style>
    <style:style style:name="T21" style:family="text">
      <style:text-properties officeooo:rsid="0037a9cb"/>
    </style:style>
    <style:style style:name="T22" style:family="text">
      <style:text-properties officeooo:rsid="0039f7ea"/>
    </style:style>
    <style:style style:name="T23" style:family="text">
      <style:text-properties officeooo:rsid="003aa952"/>
    </style:style>
    <style:style style:name="T24" style:family="text">
      <style:text-properties officeooo:rsid="003c4453"/>
    </style:style>
    <style:style style:name="T25" style:family="text">
      <style:text-properties officeooo:rsid="0041270a"/>
    </style:style>
    <style:style style:name="T26" style:family="text">
      <style:text-properties officeooo:rsid="004131a9"/>
    </style:style>
    <style:style style:name="T27" style:family="text">
      <style:text-properties officeooo:rsid="0047171d"/>
    </style:style>
    <style:style style:name="T28" style:family="text">
      <style:text-properties officeooo:rsid="0047821d"/>
    </style:style>
    <style:style style:name="T29" style:family="text">
      <style:text-properties officeooo:rsid="004c185f"/>
    </style:style>
    <style:style style:name="T30" style:family="text">
      <style:text-properties officeooo:rsid="004cd2ba"/>
    </style:style>
    <style:style style:name="T31" style:family="text">
      <style:text-properties officeooo:rsid="004e69b6"/>
    </style:style>
    <style:style style:name="T32" style:family="text">
      <style:text-properties officeooo:rsid="0050f27b"/>
    </style:style>
    <style:style style:name="T33" style:family="text">
      <style:text-properties officeooo:rsid="0055683d"/>
    </style:style>
    <style:style style:name="T34" style:family="text">
      <style:text-properties officeooo:rsid="0056a4c3"/>
    </style:style>
    <style:style style:name="T35" style:family="text">
      <style:text-properties officeooo:rsid="005758cb"/>
    </style:style>
    <style:style style:name="T36" style:family="text">
      <style:text-properties officeooo:rsid="0058bb80"/>
    </style:style>
    <style:style style:name="T37" style:family="text">
      <style:text-properties officeooo:rsid="005a5c0b"/>
    </style:style>
    <style:style style:name="T38" style:family="text">
      <style:text-properties officeooo:rsid="005c29f2"/>
    </style:style>
    <style:style style:name="T39" style:family="text">
      <style:text-properties officeooo:rsid="005cb6d9"/>
    </style:style>
    <style:style style:name="T40" style:family="text">
      <style:text-properties officeooo:rsid="005dd4fd"/>
    </style:style>
    <style:style style:name="T41" style:family="text">
      <style:text-properties officeooo:rsid="005e415b"/>
    </style:style>
    <style:style style:name="T42" style:family="text">
      <style:text-properties officeooo:rsid="005eaa9f"/>
    </style:style>
    <style:style style:name="T43" style:family="text">
      <style:text-properties officeooo:rsid="006195db"/>
    </style:style>
    <style:style style:name="T44" style:family="text">
      <style:text-properties officeooo:rsid="0061ca8e"/>
    </style:style>
    <style:style style:name="T45" style:family="text">
      <style:text-properties officeooo:rsid="006356fe"/>
    </style:style>
    <style:style style:name="T46" style:family="text">
      <style:text-properties officeooo:rsid="0069851a"/>
    </style:style>
    <style:style style:name="T47" style:family="text">
      <style:text-properties officeooo:rsid="0069e7b7"/>
    </style:style>
    <style:style style:name="T48" style:family="text">
      <style:text-properties officeooo:rsid="006a560e"/>
    </style:style>
    <style:style style:name="T49" style:family="text">
      <style:text-properties officeooo:rsid="006d5e3a"/>
    </style:style>
    <style:style style:name="T50" style:family="text">
      <style:text-properties officeooo:rsid="006d9d9f"/>
    </style:style>
    <style:style style:name="T51" style:family="text">
      <style:text-properties officeooo:rsid="00701269"/>
    </style:style>
    <style:style style:name="T52" style:family="text">
      <style:text-properties officeooo:rsid="0070197e"/>
    </style:style>
    <style:style style:name="T53" style:family="text">
      <style:text-properties officeooo:rsid="007181c1"/>
    </style:style>
    <style:style style:name="T54" style:family="text">
      <style:text-properties officeooo:rsid="00645fdb"/>
    </style:style>
    <style:style style:name="T55" style:family="text">
      <style:text-properties officeooo:rsid="007527cf"/>
    </style:style>
    <style:style style:name="T56" style:family="text">
      <style:text-properties officeooo:rsid="0075b9f6"/>
    </style:style>
    <style:style style:name="T57" style:family="text">
      <style:text-properties officeooo:rsid="00767a87"/>
    </style:style>
    <style:style style:name="T58" style:family="text">
      <style:text-properties officeooo:rsid="0079c847"/>
    </style:style>
    <style:style style:name="T59" style:family="text">
      <style:text-properties officeooo:rsid="0084536b"/>
    </style:style>
    <style:style style:name="T60" style:family="text">
      <style:text-properties officeooo:rsid="0089367d"/>
    </style:style>
    <style:style style:name="T61" style:family="text">
      <style:text-properties officeooo:rsid="008c34af"/>
    </style:style>
    <style:style style:name="T62" style:family="text">
      <style:text-properties officeooo:rsid="008c727b"/>
    </style:style>
    <style:style style:name="T63" style:family="text">
      <style:text-properties officeooo:rsid="008e5961"/>
    </style:style>
    <style:style style:name="T64" style:family="text">
      <style:text-properties officeooo:rsid="0090505e"/>
    </style:style>
    <style:style style:name="T65" style:family="text">
      <style:text-properties officeooo:rsid="009050bc"/>
    </style:style>
    <style:style style:name="T66" style:family="text">
      <style:text-properties officeooo:rsid="0090f947"/>
    </style:style>
    <style:style style:name="T67" style:family="text">
      <style:text-properties officeooo:rsid="0094b362"/>
    </style:style>
    <style:style style:name="T68" style:family="text">
      <style:text-properties style:font-name="Courier New"/>
    </style:style>
    <style:style style:name="T69" style:family="text">
      <style:text-properties officeooo:rsid="009619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Ete</text:h>
      <text:h text:style-name="P86" text:outline-level="1">An MD<text:span text:style-name="T46">E</text:span> framework</text:h>
      <text:h text:style-name="P86" text:outline-level="1"><text:span text:style-name="T66">Developper</text:span> Manual <text:span text:style-name="T1">v. 3.1</text:span></text:h>
      <text:h text:style-name="P75" text:outline-level="2">First steps</text:h>
      <text:h text:style-name="P58" text:outline-level="3">Overview</text:h>
      <text:p text:style-name="P1">Ete is a highly flexible collection of tools to run MD<text:span text:style-name="T34">E</text:span> (Model Driven <text:span text:style-name="T34">Engineering</text:span>) processes.</text:p>
      <text:p text:style-name="P1">It mainly contains a library and a maven plugin to run that library in<text:span text:style-name="T46">side</text:span> a maven buil<text:span text:style-name="T27">d</text:span> process.</text:p>
      <text:p text:style-name="P1">The library itself is <text:span text:style-name="T46">stand alone</text:span> and can be embedded in any java application.</text:p>
      <text:p text:style-name="P26">Main feature<text:span text:style-name="T61">s</text:span> of these tools are :</text:p>
      <text:list xml:id="list1921910795" text:style-name="L1">
        <text:list-item>
          <text:p text:style-name="P87">flexibility : everything can be customized, parameterized<text:span text:style-name="T40"> through UML stereotypes, an abstract factory registry, templates and internal variables</text:span></text:p>
        </text:list-item>
        <text:list-item>
          <text:p text:style-name="P87">standard : the tools rely upon broadly accepted standards : MOF, <text:span text:style-name="T36">OCL, Alf (work in progress), Mof-Qvt (TODO), </text:span>maven, Velocity… <text:span text:style-name="T39">The examples use JavaSE, JavaEE (JSF), C, Angular (TODO), ReactJS (work in progress)...</text:span></text:p>
        </text:list-item>
        <text:list-item>
          <text:p text:style-name="P87">modularity : the tools come with many templates packaged as modules which make them easy to reuse</text:p>
        </text:list-item>
        <text:list-item>
          <text:p text:style-name="P87">advanced semantics : <text:span text:style-name="T46">the MOF metamodel contains detailed information which can be leveraged to build smart user interface for example ; furthermore the tools read OCL constraints and turn them to methods : a postcondition of a method specification is translated to the body of that method, a precondition is translated to a validating method, a class invariant is translated to validating methods as well as querying methods.</text:span></text:p>
        </text:list-item>
      </text:list>
      <text:h text:style-name="P59" text:outline-level="3">Installation</text:h>
      <text:h text:style-name="Heading_20_4" text:outline-level="4">Prerequisit<text:span text:style-name="T27">e</text:span>s</text:h>
      <text:p text:style-name="P1">Ete uses Java 8 <text:span text:style-name="T61">or higher</text:span>.</text:p>
      <text:p text:style-name="P1">In order to use the maven plugin, one needs at least maven 3.0 (the current release has been tested only against 3.5 <text:span text:style-name="T35">but should work with maven 3.0</text:span>)</text:p>
      <text:p text:style-name="P34"><text:span text:style-name="T46">A UML modeller can be useful</text:span>. That modeller should be able to import UML 2.4 / XMI 2.1 (or superior) TODO in order to <text:span text:style-name="T35">read</text:span> the examples and it shou<text:span text:style-name="T28">l</text:span>d be able to export files in that format in order to edit the models.</text:p>
      <text:p text:style-name="P35">Currently, the tools have been tested with MagicDraw (≥17.0).</text:p>
      <text:h text:style-name="P78" text:outline-level="4"><text:soft-page-break/>Util library</text:h>
      <text:p text:style-name="P2">The tools use the util library. This library contains dynamic versions of Visitor and Abstract Factory design patterns.</text:p>
      <text:list xml:id="list4284272629" text:style-name="L2">
        <text:list-item>
          <text:p text:style-name="P89">Download the library from : TODO</text:p>
        </text:list-item>
        <text:list-item>
          <text:p text:style-name="P89">In a terminal, navigate to the library directory and run the command : <text:span text:style-name="T12">mvn install</text:span></text:p>
        </text:list-item>
      </text:list>
      <text:h text:style-name="P79"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60" text:outline-level="3">A first example</text:h>
      <text:h text:style-name="Heading_20_4" text:outline-level="4">Building, running <text:span text:style-name="T20">an modifying a first</text:span> example</text:h>
      <text:p text:style-name="P5">The traditional « Hello world » project can be found in</text:p>
      <text:p text:style-name="P5"><text:span text:style-name="T12">${ete base directory}/samples/helloworld</text:span><text:span text:style-name="T47"> directory.</text:span></text:p>
      <text:p text:style-name="P4">In a terminal, move to th<text:span text:style-name="T47">at</text:span> <text:span text:style-name="T47">directory</text:span>, then run the usual <text:span text:style-name="T9">maven</text:span> instruction :</text:p>
      <text:p text:style-name="P6">mvn install</text:p>
      <text:p text:style-name="P33">You should be able to run the example with <text:span text:style-name="T48">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3">(it must be XMI 2.1 aware)</text:span>. </text:p>
      <text:p text:style-name="P7">The model contains two classes :</text:p>
      <text:list xml:id="list1754544849" text:style-name="L3">
        <text:list-item>
          <text:p text:style-name="P90">Hello</text:p>
        </text:list-item>
        <text:list-item>
          <text:p text:style-name="P90">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106549000" text:style-name="L4">
        <text:list-item>
          <text:p text:style-name="P91"><text:span text:style-name="T11">template </text:span><text:span text:style-name="T19">:</text:span> the path to the template ; the template must be in the same directory as the configuration file or in a subdirectory</text:p>
        </text:list-item>
        <text:list-item>
          <text:p text:style-name="P91"><text:span text:style-name="T4">items</text:span><text:span text:style-name="T17"> </text:span><text:span text:style-name="T18">(optional)</text:span><text:span text:style-name="T4"> </text:span>: the <text:span text:style-name="T16">collection of </text:span>items to process. If this item is absent, the whole model is processed</text:p>
        </text:list-item>
        <text:list-item>
          <text:p text:style-name="P91"><text:span text:style-name="T4">target </text:span>: the file(s) to create. <text:span text:style-name="T16">The action will create an item a file. The </text:span><text:span text:style-name="T5">current</text:span><text:span text:style-name="T16"> variable stands for the processed item</text:span></text:p>
        </text:list-item>
        <text:list-item>
          <text:p text:style-name="P92"><text:span text:style-name="T4">var </text:span>(optional)<text:span text:style-name="T4"> </text:span>: the name of the processed item (by default «<text:span text:style-name="T4"> current </text:span>»)</text:p>
        </text:list-item>
        <text:list-item>
          <text:p text:style-name="P93"><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1">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4">ng</text:span>le <text:span text:style-name="T4">Main</text:span> class with a <text:span text:style-name="T4">main</text:span> method in order to use the previous classes. <text:span text:style-name="T24">The </text:span><text:span text:style-name="T7">items</text:span><text:span text:style-name="T24"> attribute is omitted in the </text:span><text:span text:style-name="T7">velocity</text:span><text:span text:style-name="T24"> action so the template is applied only once to the model itself.</text:span></text:p>
      <text:p text:style-name="P42">Feel free to experiment ! <text:span text:style-name="T22">At any time, run </text:span><text:span text:style-name="T6">mvn install</text:span><text:span text:style-name="T22"> again to watch the result of your modifications.</text:span></text:p>
      <text:h text:style-name="P75"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7">TODO</text:span></text:p>
      <text:p text:style-name="P39">The <text:span text:style-name="T4">&lt;model&gt;</text:span> action reads an XMI <text:span text:style-name="T51">document</text:span> and returns a model containing implementations of that meta-model. <text:span text:style-name="T51">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61" text:outline-level="3">Overview of actions and parameters</text:h>
      <text:p text:style-name="P18">The actions are triggered by a configuration file. The architecture is intented to suppor<text:span text:style-name="T49">t</text:span> several lang<text:span text:style-name="T49">u</text:span>ages as configuration lang<text:span text:style-name="T49">u</text:span>age but currently only an XML lang<text:span text:style-name="T49">u</text:span>age is <text:span text:style-name="T49">accepted</text:span>.</text:p>
      <text:p text:style-name="P37">An action runs through several phases :</text:p>
      <text:list xml:id="list3790381394" text:style-name="L5">
        <text:list-item>
          <text:p text:style-name="P94">« read the attributes » phase</text:p>
        </text:list-item>
        <text:list-item>
          <text:p text:style-name="P94">« should I process » phase</text:p>
        </text:list-item>
        <text:list-item>
          <text:p text:style-name="P94">if the previous phase returns <text:span text:style-name="T50">false the action ends otherwise</text:span> the following phases are run</text:p>
        </text:list-item>
        <text:list-item>
          <text:p text:style-name="P94">« preprocess » phase</text:p>
        </text:list-item>
        <text:list-item>
          <text:p text:style-name="P94">« read children » phase</text:p>
        </text:list-item>
        <text:list-item>
          <text:p text:style-name="P94">« run children » phase</text:p>
        </text:list-item>
        <text:list-item>
          <text:p text:style-name="P94">« postprocess » phase</text:p>
        </text:list-item>
      </text:list>
      <text:p text:style-name="P16">In the XML configuration, there are two ways for parameterize an action : with an attribute or with an action.</text:p>
      <text:list xml:id="list126272652" text:style-name="L6">
        <text:list-item>
          <text:p text:style-name="P95">every attribute is automatically turned into a parameter of the action and every action inherits parameters from its ancestor hierarchy.</text:p>
        </text:list-item>
        <text:list-item>
          <text:p text:style-name="P96">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63" text:outline-level="3">Abstract factory <text:span text:style-name="T25">framework</text:span></text:h>
      <text:h text:style-name="P80"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81" text:outline-level="4"><text:soft-page-break/>Abstract factory <text:span text:style-name="T53">registry</text:span></text:h>
      <text:p text:style-name="P15"><text:span text:style-name="T52">The framework is provided by t</text:span>he util project. <text:span text:style-name="T52">It contains hierarchical factory registries.</text:span></text:p>
      <text:p text:style-name="P15">Every <text:span text:style-name="T52">registry register</text:span> key-value pairs. The key is any object (usually a String) and the value is a factory method.</text:p>
      <text:p text:style-name="P14"><text:span text:style-name="T52">When a registry</text:span> is request<text:span text:style-name="T52">ed</text:span> to <text:span text:style-name="T52">provide</text:span> an object, it looks for the factory method matching the parameter of the request. <text:span text:style-name="T52">If it cannot find such a method, it trasmits the request to its parent.</text:span></text:p>
      <text:h text:style-name="P82" text:outline-level="4">Thread local</text:h>
      <text:p text:style-name="P14">The FactoryRegistry class defines… a factory registry.</text:p>
      <text:p text:style-name="P14">It facilitates the creation of a stack of factories. <text:span text:style-name="T26">It is a thread safe class since it handles a stack per thread through a ThreadLocal variable</text:span>.</text:p>
      <text:h text:style-name="P81" text:outline-level="4">Factories, singletons and friends</text:h>
      <text:p text:style-name="P14">Actually, a factory method is not required to create a new instance and is allowed to implement a singleton pattern or a kind of dynamic pool for example.</text:p>
      <text:h text:style-name="P64" text:outline-level="3">Configuration</text:h>
      <text:h text:style-name="P113" text:outline-level="5">Configuration file</text:h>
      <text:p text:style-name="P54">The standard configuration file is in XML but in the future, there can be alternatives. In the current release, an action can receive a parameter through an XML attribute or a child action.</text:p>
      <text:p text:style-name="P54">For these reasons, we use only the term « parameter » instead of « attribute ».</text:p>
      <text:h text:style-name="P113" text:outline-level="5">Expression language</text:h>
      <text:p text:style-name="P19">Some parameters can have dynamic values. Such a value is expressed as a UEL expression.</text:p>
      <text:h text:style-name="P62" text:outline-level="3">Expression language used in the configuration file</text:h>
      <text:h text:style-name="P114" text:outline-level="5">Basis</text:h>
      <text:p text:style-name="P23">Currently, the expression language used in the configuration file is an implementation of UEL 3.0 as defined by JSR 341.</text:p>
      <text:p text:style-name="P23">That version supports lambda in a limited way.</text:p>
      <text:h text:style-name="P114" text:outline-level="5">Variables</text:h>
      <text:p text:style-name="P23">The expression langage context contains all the parameters <text:span text:style-name="T31">of the current action stack as variables.</text:span></text:p>
      <text:h text:style-name="P114" text:outline-level="5">Dialect</text:h>
      <text:p text:style-name="P24">A particular parameter is <text:span text:style-name="T4">dialect</text:span>. The value of that parameter must be the fully qualified name of the class.</text:p>
      <text:p text:style-name="P24"><text:span text:style-name="T23">By default, the </text:span>value of dialect<text:span text:style-name="T23"> </text:span>is<text:span text:style-name="T23"> </text:span>fr.insset.jeanluc.el.dialect.<text:span text:style-name="T23">BasicJavaDialect. </text:span>That class is an implementation of the JavaDialect interface which is itself an extension of the Dialect interface.</text:p>
      <text:p text:style-name="P24"><text:soft-page-break/>The Dialect interface contains several default methods <text:span text:style-name="T32">to make more comfortable the String manipulation and model query</text:span> :</text:p>
      <text:list xml:id="list2903903129" text:style-name="L7">
        <text:list-item>
          <text:p text:style-name="P97"><text:span text:style-name="T4">i2uc</text:span> (initial to upper case) : takes a <text:span text:style-name="T4">String</text:span> as parameter and returns that <text:span text:style-name="T4">String</text:span> with the first letter in upper case</text:p>
        </text:list-item>
        <text:list-item>
          <text:p text:style-name="P97"><text:span text:style-name="T4">i2lc</text:span> (initial to lower case) : takes a <text:span text:style-name="T4">String</text:span> as parameter and returns that <text:span text:style-name="T4">String</text:span> with the first letter in lower case</text:p>
        </text:list-item>
        <text:list-item>
          <text:p text:style-name="P98"><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99"><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100"><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101"><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102">addDependency : </text:p>
        </text:list-item>
      </text:list>
      <text:h text:style-name="Heading_20_3" text:outline-level="3">Standard actions reference</text:h>
      <text:h text:style-name="P115" text:outline-level="5">model</text:h>
      <text:p text:style-name="P18">Reads the model specified by the <text:span text:style-name="T4">src</text:span> parameter. <text:span text:style-name="T40">The action uses visitors and factories. It is possible to add a visitor with the </text:span><text:span text:style-name="T14">&lt;add-visitor&gt;</text:span><text:span text:style-name="T40"> action. That action takes a single parameter through the attribute </text:span><text:span text:style-name="T14">class</text:span><text:span text:style-name="T40">.</text:span></text:p>
      <text:h text:style-name="P115"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115"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3">It can be a UEL expression. This allows to write a polymorphic module.</text:span></text:p>
      <text:p text:style-name="P18">The value of its <text:span text:style-name="T4">items</text:span> parameter <text:span text:style-name="T29">is a UEL expression which </text:span>must be <text:span text:style-name="T29">evaluated to </text:span>a collection.</text:p>
      <text:p text:style-name="P18">The action <text:span text:style-name="T30">merges the template</text:span> <text:span text:style-name="T30">to</text:span> each element in that collection. <text:span text:style-name="T30">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3">.</text:span></text:p>
      <text:h text:style-name="P115"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115"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115"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115" text:outline-level="5">dump</text:h>
      <text:p text:style-name="P21">The <text:span text:style-name="T4">dump</text:span> action is an idempotent action which creates a standard output.</text:p>
      <text:h text:style-name="P115" text:outline-level="5">register</text:h>
      <text:p text:style-name="P22">The <text:span text:style-name="T4">register</text:span> action registers a custom action.</text:p>
      <text:h text:style-name="P65" text:outline-level="3">Details of some <text:span text:style-name="T67">Java modules and </text:span>templates</text:h>
      <text:p text:style-name="P26">As stated in the meta-model section TODO, MOF provides a high level semantics. This allows to write smart templates.</text:p>
      <text:p text:style-name="P109">Here we introduce some excerpts from the samples to show how it is easy to leverage UML information. The samples are in Java but can be easily translated to other languages.</text:p>
      <text:h text:style-name="P83" text:outline-level="4">Use of composition in User Interface crafting</text:h>
      <text:p text:style-name="P111"/>
      <text:h text:style-name="P84" text:outline-level="4">Use of composition in JPA templates</text:h>
      <text:p text:style-name="P109">Of course navigable associations are translated with appropriate annotations such as <text:span text:style-name="T4">@OneToMany</text:span>, <text:span text:style-name="T4">@ManyToOne</text:span> and so on.</text:p>
      <text:p text:style-name="P110"><text:span text:style-name="T69">In</text:span> case of a navigable composition, <text:span text:style-name="T69">a</text:span> <text:span text:style-name="T4">cascade</text:span> attribute is added <text:span text:style-name="T69">with the value cascadeAll</text:span>.</text:p>
      <text:h text:style-name="P85" text:outline-level="4"><text:soft-page-break/>The specification module TODO</text:h>
      <text:p text:style-name="P112">Several ete subprojects follow</text:p>
      <text:p text:style-name="P30">This module contains two templates :</text:p>
      <text:list xml:id="list3831454169" text:style-name="L8">
        <text:list-item>
          <text:p text:style-name="P103"/>
        </text:list-item>
      </text:list>
      <text:h text:style-name="Heading_20_4" text:outline-level="4"><text:span text:style-name="T41">The</text:span> language <text:span text:style-name="T41">module TODO</text:span></text:h>
      <text:p text:style-name="P31">This module calls the <text:span text:style-name="T45">previous</text:span> module <text:span text:style-name="T45">(specification) </text:span>and <text:span text:style-name="T45">adds templates to generate an interface and three classes :</text:span></text:p>
      <text:list xml:id="list812341306" text:style-name="L9">
        <text:list-item>
          <text:p text:style-name="P104"><text:span text:style-name="T4">xxxContext</text:span> interface</text:p>
        </text:list-item>
        <text:list-item>
          <text:p text:style-name="P104"><text:span text:style-name="T4">xxxContextImpl</text:span> class</text:p>
        </text:list-item>
        <text:list-item>
          <text:p text:style-name="P104"><text:span text:style-name="T4">TreeBuilder</text:span> class</text:p>
        </text:list-item>
        <text:list-item>
          <text:p text:style-name="P104"><text:span text:style-name="T4">ParserWrapper</text:span> class</text:p>
        </text:list-item>
      </text:list>
      <text:p text:style-name="P53">A context is used to resolve identifiers. Since this resolution can use nested scopes, the context is able to push and pop local variables.</text:p>
      <text:p text:style-name="P31"><text:span text:style-name="T65">Consequently, the </text:span><text:span text:style-name="T10">xxxContext</text:span><text:span text:style-name="T45"> interface defines the methods </text:span><text:span text:style-name="T10">resolve</text:span><text:span text:style-name="T45">, </text:span><text:span text:style-name="T10">set</text:span><text:span text:style-name="T45">, </text:span><text:span text:style-name="T10">push</text:span><text:span text:style-name="T45"> and </text:span><text:span text:style-name="T10">pop</text:span><text:span text:style-name="T45">.</text:span></text:p>
      <text:p text:style-name="P44"><text:span text:style-name="T54">The </text:span><text:span text:style-name="T13">xxxContextImpl</text:span><text:span text:style-name="T54"> class implements that interface. It is generated by the context template defined by the </text:span><text:span text:style-name="T13">context</text:span><text:span text:style-name="T54"> parameter. Currently, that variable can take a value among </text:span><text:span text:style-name="T13">generic</text:span><text:span text:style-name="T54"> (default value), </text:span><text:span text:style-name="T13">simple</text:span><text:span text:style-name="T54"> and </text:span><text:span text:style-name="T13">mof</text:span><text:span text:style-name="T54">.</text:span></text:p>
      <text:h text:style-name="P66" text:outline-level="3">Generalized expression language</text:h>
      <text:p text:style-name="P55">The gel-xxx (Generalized Expression Language) su<text:span text:style-name="T44">b</text:span>projects define the concrete and abstract syntaxes of an expression langage.</text:p>
      <text:p text:style-name="P56">The gel-spec subproject builds the gel-api and gel-impl subprojects using the language module.</text:p>
      <text:p text:style-name="P57">That language <text:s/>is often used in the configuration file to compute output paths for example.</text:p>
      <text:h text:style-name="P65" text:outline-level="3"><text:span text:style-name="T39">Execution</text:span> langage</text:h>
      <text:p text:style-name="P27">The <text:span text:style-name="T39">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2">specification</text:span> module to build an api (xlang-api subproject) and an implementation (xlang-impl subproject).</text:p>
      <text:p text:style-name="P29">When used, the xlang-builder registers its own factories for <text:span text:style-name="T4">MofClass</text:span>, <text:span text:style-name="T4">PostCondition</text:span>, <text:span text:style-name="T4">PreCondition</text:spa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Heading_20_3" text:outline-level="3"><text:soft-page-break/><text:s/><text:span text:style-name="T62">Generators</text:span></text:h>
      <text:p text:style-name="P52">The xlang-to-xxx subproject defines the <text:span text:style-name="T4">Generator</text:span> interface and the implementation class <text:span text:style-name="T4">GeneratorSupport</text:span>. </text:p>
      <text:p text:style-name="P52">This class provides a default implementation for code generation. </text:p>
      <text:p text:style-name="P52">Of course it is a visitor <text:span text:style-name="T64">(actually a statement visitor)</text:span>. It generates infix operations code. <text:span text:style-name="T63">The symbols are defined in a </text:span><text:span text:style-name="T15">Map</text:span><text:span text:style-name="T63">. Any subclass or client class may override default values for any operator using the </text:span><text:span text:style-name="T15">setSymbol</text:span><text:span text:style-name="T63"> method.</text:span></text:p>
      <text:h text:style-name="P75" text:outline-level="2"><text:span text:style-name="T56">How to c</text:span>ustomiz<text:span text:style-name="T56">e Ete</text:span></text:h>
      <text:h text:style-name="P67" text:outline-level="3">Stereotypes</text:h>
      <text:p text:style-name="P46">The meta-model provides the <text:span text:style-name="T4">hasStereotype(s:String)</text:span> <text:span text:style-name="T57">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68" text:outline-level="3">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7">tag values</text:span> and with custom <text:span text:style-name="T57">tag values</text:span> as well, as long as the modeller is able to create and use such <text:span text:style-name="T57">tag values</text:span>.</text:p>
      <text:h text:style-name="P68" text:outline-level="3">Polymorphic <text:span text:style-name="T57">Velocity </text:span>templates</text:h>
      <text:p text:style-name="P48">A nice way to leverage stereotypes and tag values is to use them as a polymorphic selector in a Velocity template, thanks to <text:span text:style-name="T4">#fragmen</text:span>t directive.</text:p>
      <text:h text:style-name="P67" text:outline-level="3"><text:span text:style-name="T55">D</text:span>ialect</text:h>
      <text:p text:style-name="P45">It is pretty easy to <text:span text:style-name="T55">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69" text:outline-level="3"><text:span text:style-name="T55">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74" text:outline-level="3"><text:soft-page-break/>Creating a GEL based expression langage</text:h>
      <text:p text:style-name="P108">It is easy to create custom expression langage based on GEL.</text:p>
      <text:p text:style-name="P108">It is merely a POM project containing three subprojects : spec, api and impl.</text:p>
      <text:p text:style-name="P108">The language-archetype provides a quick way to scaffold the project :</text:p>
      <text:p text:style-name="P108">TODO </text:p>
      <text:h text:style-name="P70" text:outline-level="3">Use another meta-model</text:h>
      <text:p text:style-name="P49">The meta-model is « built in », it is provided and using another one would need to rewrite most of the tools.</text:p>
      <text:p text:style-name="P49">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his will need a complete rewriting of the current meta-model and of the EL evaluator module.</text:p>
      <text:h text:style-name="P76" text:outline-level="2">Embedding Ete</text:h>
      <text:h text:style-name="P71" text:outline-level="3">Introduction</text:h>
      <text:p text:style-name="P51">Ete is a standalone collection of libraries and can be used outside of Maven.</text:p>
      <text:p text:style-name="P51">Ete needs some environment variables to be set and that’s all.</text:p>
      <text:p text:style-name="P51">Actually, the Maven plugin does nothing but sets these environment variables and calls the main method.</text:p>
      <text:p text:style-name="P51"/>
      <text:h text:style-name="P71" text:outline-level="3">A standalone program</text:h>
      <text:p text:style-name="P51">As an example, here is a standalone program which runs an <text:span text:style-name="T60">ETE</text:span> process from the line command.</text:p>
      <text:p text:style-name="P51">TODO</text:p>
      <text:p text:style-name="P51"/>
      <text:h text:style-name="P77" text:outline-level="2">Appendices</text:h>
      <text:h text:style-name="P72" text:outline-level="3">Current work</text:h>
      <text:list xml:id="list84084170" text:style-name="L10">
        <text:list-item>
          <text:p text:style-name="P105">Generation of the meta-model of the 4.0 version by the current version, <text:span text:style-name="T58">based upon the EMOF, OCL and ALF specifications.</text:span></text:p>
        </text:list-item>
      </text:list>
      <text:h text:style-name="P73" text:outline-level="3"><text:soft-page-break/>Future work</text:h>
      <text:list xml:id="list235902125948757" text:continue-numbering="true" text:style-name="L10">
        <text:list-item>
          <text:p text:style-name="P106">Development of an OCL file parser</text:p>
        </text:list-item>
        <text:list-item>
          <text:p text:style-name="P106">Development of other readers <text:span text:style-name="T59">for other UML formats, such as custom Community Visual Paradigm format.</text:span></text:p>
        </text:list-item>
        <text:list-item>
          <text:p text:style-name="P107">Development of a MOF-QVT op module, using the language module</text:p>
        </text:list-item>
        <text:list-item>
          <text:p text:style-name="P107">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8-12T23:59:00.002720000</dc:date>
    <meta:editing-duration>P20DT4H17M59S</meta:editing-duration>
    <meta:editing-cycles>106</meta:editing-cycles>
    <meta:generator>LibreOffice/5.3.6.1$MacOSX_X86_64 LibreOffice_project/686f202eff87ef707079aeb7f485847613344eb7</meta:generator>
    <meta:document-statistic meta:table-count="0" meta:image-count="0" meta:object-count="0" meta:page-count="11" meta:paragraph-count="220" meta:word-count="3070" meta:character-count="18336" meta:non-whitespace-character-count="15570"/>
  </office:meta>
</office:document-meta>
</file>